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9">
          <table:table-cell table:style-name="ce35" office:value-type="string">
            <text:p>FU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U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FU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FU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FU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FU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U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FU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U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FU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FU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FU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FU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5" office:value-type="string">
            <text:p>FU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U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FU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5" office:value-type="string">
            <text:p>FU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U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U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U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U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U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FU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FU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9">
          <table:table-cell table:style-name="ce38" office:value-type="string">
            <text:p>FU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U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8" office:value-type="string">
            <text:p>FU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9" office:value-type="string">
            <text:p>FU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U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FU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U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U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/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U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U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U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U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U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U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U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U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U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U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U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U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U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U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U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U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UNC_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U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U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U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U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U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U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U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UNC_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UNC_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U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FU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U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U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U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U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U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U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U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U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U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U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U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U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U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U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U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U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U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U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U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U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U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U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U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U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U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U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U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U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U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U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U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U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U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U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U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U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U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U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U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U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U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U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U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U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U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U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U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U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U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U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U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U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U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U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U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U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U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U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U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U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U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U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U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U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U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U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U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U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U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U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U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U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U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U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U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U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U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U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U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U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U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U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U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U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U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U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U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U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U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table:number-columns-repeated="1016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U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table:number-columns-repeated="1016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U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table:number-columns-repeated="1016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U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table:number-columns-repeated="1016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FUNC_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U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U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4008in" svg:height="0.6843in" svg:x="9.7366in" svg:y="40.4697in" draw:caption-point-x="-0.2402in" draw:caption-point-y="-36.2976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U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U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909in" svg:height="0.8961in" svg:x="9.5606in" svg:y="93.474in" draw:caption-point-x="-0.0642in" draw:caption-point-y="-84.2543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U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U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U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U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2in" svg:height="0.5457in" svg:x="5.7181in" svg:y="144.3083in" draw:caption-point-x="-0.2402in" draw:caption-point-y="-127.7701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U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U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U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U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U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2in" svg:height="0.7083in" svg:x="9.7366in" svg:y="300.3232in" draw:caption-point-x="-0.2402in" draw:caption-point-y="-277.064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U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U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U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U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U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U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U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U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U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U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U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001</text:p>
          </table:table-cell>
          <table:table-cell table:style-name="ce35" office:value-type="string">
            <text:p>FUNC_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U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U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U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U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U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U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U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U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U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U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U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U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U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U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U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U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U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U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U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U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U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U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U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U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U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U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U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U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U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U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U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U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U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U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U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U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U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U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U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U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U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U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U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U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U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U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U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U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U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U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U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U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U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U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U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U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U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U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U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UNC_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U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U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U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U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U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U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U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U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U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U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U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U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U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U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U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U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UNC_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U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001</text:p>
          </table:table-cell>
          <table:table-cell table:style-name="ce35" office:value-type="string">
            <text:p>FUNC_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top right 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UNC_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top 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UNC_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U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U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U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U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U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U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U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FUNC_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U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U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FU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FU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FU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FU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FU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FU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U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FU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FU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FU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FU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U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FU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FU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UNC_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U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FU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UNC_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UNC_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FU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U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U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FU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U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U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FU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U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U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FU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U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U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FU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U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U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FU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U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U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FU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U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U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FU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U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U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FU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U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U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FU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U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U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U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U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FU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U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U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U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U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FU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U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U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U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U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FU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U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U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U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U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FU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U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UNC_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U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U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U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UNC_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FU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U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U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U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UNC_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U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U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U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FUNC_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UNC_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UNC_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FU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U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U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FU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U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U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FU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U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U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FU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U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U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FU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U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U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FU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U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U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U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U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FU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U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UNC_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U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U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U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UNC_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U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U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FU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U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U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FU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U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U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FU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U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U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FU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U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U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FU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U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U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FU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U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U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U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UNC_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U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U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U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U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U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UNC_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U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FU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UNC_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UNC_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FU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U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U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U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FU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U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U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FU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U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U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FU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U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U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U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FU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U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UNC_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U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U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FU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U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U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U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U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FU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U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U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U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U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U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U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U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office:forms form:automatic-focus="false" form:apply-design-mode="false"/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number-columns-repeated="24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UNC_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UNC_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UNC_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UNC_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number-columns-repeated="24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001</text:p>
          </table:table-cell>
          <table:table-cell table:style-name="ce35" office:value-type="string">
            <text:p>FUNC_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UNC_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UNC_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U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UNC_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UNC_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UNC_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UNC_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UNC_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08">
          <table:table-cell table:number-columns-repeated="256"/>
        </table:table-row>
        <table:table-row table:style-name="ro21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FUNC_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UNC_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UNC_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f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12-27T14:53:16</dc:date>
    <dc:language>en-US</dc:language>
    <meta:editing-cycles>323</meta:editing-cycles>
    <meta:editing-duration>PT114H27M36S</meta:editing-duration>
    <meta:document-statistic meta:table-count="11" meta:cell-count="8302" meta:object-count="2"/>
    <meta:user-defined meta:name="Info 1"/>
    <meta:user-defined meta:name="Info 2"/>
    <meta:user-defined meta:name="Info 3"/>
    <meta:user-defined meta:name="Info 4"/>
  </office:meta>
</office:document-meta>
</file>